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978164677465">
            <text:p>92.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978164677465">
            <text:p>92.5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978164677465">
            <text:p>92.5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978164677465">
            <text:p>92.5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978164677465">
            <text:p>92.5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978164677465">
            <text:p>92.5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978164677465">
            <text:p>92.5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54281265724">
            <text:p>448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54281265724">
            <text:p>448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54281265724">
            <text:p>448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54281265724">
            <text:p>448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54281265724">
            <text:p>448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54281265724">
            <text:p>448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54281265724">
            <text:p>448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794026673343">
            <text:p>140.7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794026673343">
            <text:p>140.7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794026673343">
            <text:p>140.7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794026673343">
            <text:p>140.7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794026673343">
            <text:p>140.7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794026673343">
            <text:p>140.7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794026673343">
            <text:p>140.7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70.689901168268">
            <text:p>170.6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0000000000">
            <text:p>20,000,000,000</text:p>
          </table:table-cell>
          <table:table-cell table:formula="oooc:=CEILING(([.T53]-[.W53]/2);[.W53])" office:value-type="float" office:value="13.86">
            <text:p>13.86</text:p>
          </table:table-cell>
          <table:table-cell table:formula="oooc:=[.$D53]*[$globals.$C$36]/[.$L53]" office:value-type="float" office:value="277.2">
            <text:p>277.2</text:p>
          </table:table-cell>
          <table:table-cell table:formula="oooc:=[.F52]" office:value-type="float" office:value="170.689901168268">
            <text:p>170.69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7">
            <text:p>1.7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30046403141.7246">
            <text:p>30046403141.72</text:p>
          </table:table-cell>
          <table:table-cell table:formula="oooc:=[.AA52]/[.O53]" office:value-type="float" office:value="19.4099772025666">
            <text:p>19.41</text:p>
          </table:table-cell>
          <table:table-cell table:formula="oooc:=([.D53]/[.C53])/([.T53]/[.S53])" office:value-type="float" office:value="1.02128330229478">
            <text:p>1.02</text:p>
          </table:table-cell>
          <table:table-cell/>
          <table:table-cell table:formula="oooc:=[.N53]^[$globals.$C$25]*[$globals.$C$34]/[.T53]*[.L53]*[.Y53]" office:value-type="float" office:value="20431217021.2919">
            <text:p>20431217021.29</text:p>
          </table:table-cell>
          <table:table-cell table:formula="oooc:=[.U53]/[.I53]" office:value-type="float" office:value="13.8637666590074">
            <text:p>13.86</text:p>
          </table:table-cell>
          <table:table-cell table:formula="oooc:=[.N53]/[.K53]" office:value-type="float" office:value="3465.94166475184">
            <text:p>3465.94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1000000000">
            <text:p>31,000,000,000</text:p>
          </table:table-cell>
          <table:table-cell table:formula="oooc:=CEILING(([.T54]-[.W54]/2);[.W54])" office:value-type="float" office:value="17.34">
            <text:p>17.34</text:p>
          </table:table-cell>
          <table:table-cell table:formula="oooc:=[.$D54]*[$globals.$C$36]/[.$L54]" office:value-type="float" office:value="346.8">
            <text:p>346.8</text:p>
          </table:table-cell>
          <table:table-cell table:formula="oooc:=[.F53]" office:value-type="float" office:value="170.689901168268">
            <text:p>170.69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7">
            <text:p>1.7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5469428055.1736">
            <text:p>45469428055.17</text:p>
          </table:table-cell>
          <table:table-cell table:formula="oooc:=[.AA52]/[.O54]" office:value-type="float" office:value="12.8262004811746">
            <text:p>12.83</text:p>
          </table:table-cell>
          <table:table-cell table:formula="oooc:=([.D54]/[.C54])/([.T54]/[.S54])" office:value-type="float" office:value="0.997170814285735">
            <text:p>1</text:p>
          </table:table-cell>
          <table:table-cell/>
          <table:table-cell table:formula="oooc:=[.N54]^[$globals.$C$25]*[$globals.$C$34]/[.T54]*[.L54]*[.Y54]" office:value-type="float" office:value="30918700918.9529">
            <text:p>30918700918.95</text:p>
          </table:table-cell>
          <table:table-cell table:formula="oooc:=[.U54]/[.I54]" office:value-type="float" office:value="17.3435932117824">
            <text:p>17.34</text:p>
          </table:table-cell>
          <table:table-cell table:formula="oooc:=[.N54]/[.K54]" office:value-type="float" office:value="4335.89830294561">
            <text:p>4335.9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7000000000">
            <text:p>47,000,000,000</text:p>
          </table:table-cell>
          <table:table-cell table:formula="oooc:=CEILING(([.T55]-[.W55]/2);[.W55])" office:value-type="float" office:value="21.7">
            <text:p>21.7</text:p>
          </table:table-cell>
          <table:table-cell table:formula="oooc:=[.$D55]*[$globals.$C$36]/[.$L55]" office:value-type="float" office:value="434">
            <text:p>434</text:p>
          </table:table-cell>
          <table:table-cell table:formula="oooc:=[.F54]" office:value-type="float" office:value="170.689901168268">
            <text:p>170.69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7">
            <text:p>1.7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8809197490.7161">
            <text:p>68809197490.72</text:p>
          </table:table-cell>
          <table:table-cell table:formula="oooc:=[.AA52]/[.O55]" office:value-type="float" office:value="8.47561112856587">
            <text:p>8.48</text:p>
          </table:table-cell>
          <table:table-cell table:formula="oooc:=([.D55]/[.C55])/([.T55]/[.S55])" office:value-type="float" office:value="0.995664902235038">
            <text:p>1</text:p>
          </table:table-cell>
          <table:table-cell/>
          <table:table-cell table:formula="oooc:=[.N55]^[$globals.$C$25]*[$globals.$C$34]/[.T55]*[.L55]*[.Y55]" office:value-type="float" office:value="46789482267.2295">
            <text:p>46789482267.23</text:p>
          </table:table-cell>
          <table:table-cell table:formula="oooc:=[.U55]/[.I55]" office:value-type="float" office:value="21.6968615307987">
            <text:p>21.7</text:p>
          </table:table-cell>
          <table:table-cell table:formula="oooc:=[.N55]/[.K55]" office:value-type="float" office:value="5424.21538269967">
            <text:p>5424.22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71000000000">
            <text:p>71,000,000,000</text:p>
          </table:table-cell>
          <table:table-cell table:formula="oooc:=CEILING(([.T56]-[.W56]/2);[.W56])" office:value-type="float" office:value="27.14">
            <text:p>27.14</text:p>
          </table:table-cell>
          <table:table-cell table:formula="oooc:=[.$D56]*[$globals.$C$36]/[.$L56]" office:value-type="float" office:value="542.8">
            <text:p>542.8</text:p>
          </table:table-cell>
          <table:table-cell table:formula="oooc:=[.F55]" office:value-type="float" office:value="170.689901168268">
            <text:p>170.69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7">
            <text:p>1.7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104129430736.872">
            <text:p>104129430736.87</text:p>
          </table:table-cell>
          <table:table-cell table:formula="oooc:=[.AA52]/[.O56]" office:value-type="float" office:value="5.6007220616975">
            <text:p>5.6</text:p>
          </table:table-cell>
          <table:table-cell table:formula="oooc:=([.D56]/[.C56])/([.T56]/[.S56])" office:value-type="float" office:value="0.997176372846961">
            <text:p>1</text:p>
          </table:table-cell>
          <table:table-cell/>
          <table:table-cell table:formula="oooc:=[.N56]^[$globals.$C$25]*[$globals.$C$34]/[.T56]*[.L56]*[.Y56]" office:value-type="float" office:value="70806844588.1371">
            <text:p>70806844588.14</text:p>
          </table:table-cell>
          <table:table-cell table:formula="oooc:=[.U56]/[.I56]" office:value-type="float" office:value="27.1428068300658">
            <text:p>27.14</text:p>
          </table:table-cell>
          <table:table-cell table:formula="oooc:=[.N56]/[.K56]" office:value-type="float" office:value="6785.70170751645">
            <text:p>6785.7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10000000000">
            <text:p>110,000,000,000</text:p>
          </table:table-cell>
          <table:table-cell table:formula="oooc:=CEILING(([.T57]-[.W57]/2);[.W57])" office:value-type="float" office:value="33.96">
            <text:p>33.96</text:p>
          </table:table-cell>
          <table:table-cell table:formula="oooc:=[.$D57]*[$globals.$C$36]/[.$L57]" office:value-type="float" office:value="679.2">
            <text:p>679.2</text:p>
          </table:table-cell>
          <table:table-cell table:formula="oooc:=[.F56]" office:value-type="float" office:value="170.689901168268">
            <text:p>170.69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7">
            <text:p>1.7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57579782078.521">
            <text:p>157579782078.52</text:p>
          </table:table-cell>
          <table:table-cell table:formula="oooc:=[.AA52]/[.O57]" office:value-type="float" office:value="3.70098239956566">
            <text:p>3.7</text:p>
          </table:table-cell>
          <table:table-cell table:formula="oooc:=([.D57]/[.C57])/([.T57]/[.S57])" office:value-type="float" office:value="0.974237056053925">
            <text:p>0.97</text:p>
          </table:table-cell>
          <table:table-cell/>
          <table:table-cell table:formula="oooc:=[.N57]^[$globals.$C$25]*[$globals.$C$34]/[.T57]*[.L57]*[.Y57]" office:value-type="float" office:value="107152483797.412">
            <text:p>107152483797.41</text:p>
          </table:table-cell>
          <table:table-cell table:formula="oooc:=[.U57]/[.I57]" office:value-type="float" office:value="33.9556926963135">
            <text:p>33.96</text:p>
          </table:table-cell>
          <table:table-cell table:formula="oooc:=[.N57]/[.K57]" office:value-type="float" office:value="8488.92317407838">
            <text:p>8488.92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60000000000">
            <text:p>160,000,000,000</text:p>
          </table:table-cell>
          <table:table-cell table:formula="oooc:=CEILING(([.T58]-[.W58]/2);[.W58])" office:value-type="float" office:value="42.48">
            <text:p>42.48</text:p>
          </table:table-cell>
          <table:table-cell table:formula="oooc:=[.$D58]*[$globals.$C$36]/[.$L58]" office:value-type="float" office:value="849.6">
            <text:p>849.6</text:p>
          </table:table-cell>
          <table:table-cell table:formula="oooc:=[.F57]" office:value-type="float" office:value="170.689901168268">
            <text:p>170.69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7">
            <text:p>1.7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38466565544.39">
            <text:p>238466565544.39</text:p>
          </table:table-cell>
          <table:table-cell table:formula="oooc:=[.AA52]/[.O58]" office:value-type="float" office:value="2.44562586234521">
            <text:p>2.45</text:p>
          </table:table-cell>
          <table:table-cell table:formula="oooc:=([.D58]/[.C58])/([.T58]/[.S58])" office:value-type="float" office:value="1.01349902717691">
            <text:p>1.01</text:p>
          </table:table-cell>
          <table:table-cell/>
          <table:table-cell table:formula="oooc:=[.N58]^[$globals.$C$25]*[$globals.$C$34]/[.T58]*[.L58]*[.Y58]" office:value-type="float" office:value="162154589019.467">
            <text:p>162154589019.47</text:p>
          </table:table-cell>
          <table:table-cell table:formula="oooc:=[.U58]/[.I58]" office:value-type="float" office:value="42.4786232943797">
            <text:p>42.48</text:p>
          </table:table-cell>
          <table:table-cell table:formula="oooc:=[.N58]/[.K58]" office:value-type="float" office:value="10619.6558235949">
            <text:p>10619.6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0.278147738648">
            <text:p>120.28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97">
            <text:p>6.97</text:p>
          </table:table-cell>
          <table:table-cell table:formula="oooc:=[.$D45]*[$globals.$C$36]/[.$L45]" office:value-type="float" office:value="139.4">
            <text:p>139.4</text:p>
          </table:table-cell>
          <table:table-cell table:formula="oooc:=[.F44]" office:value-type="float" office:value="120.278147738648">
            <text:p>120.28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4">
            <text:p>0.4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28218737.113">
            <text:p>228218737.11</text:p>
          </table:table-cell>
          <table:table-cell table:formula="oooc:=[.AA44]/[.O45]" office:value-type="float" office:value="85.1814370981051">
            <text:p>85.18</text:p>
          </table:table-cell>
          <table:table-cell table:formula="oooc:=([.D45]/[.C45])/([.T45]/[.S45])" office:value-type="float" office:value="1.00829059948629">
            <text:p>1.01</text:p>
          </table:table-cell>
          <table:table-cell/>
          <table:table-cell table:formula="oooc:=[.N45]^[$globals.$C$25]*[$globals.$C$34]/[.T45]*[.L45]*[.Y45]" office:value-type="float" office:value="1412194244.05022">
            <text:p>1412194244.05</text:p>
          </table:table-cell>
          <table:table-cell table:formula="oooc:=[.U45]/[.I45]" office:value-type="float" office:value="6.972900390625">
            <text:p>6.97</text:p>
          </table:table-cell>
          <table:table-cell table:formula="oooc:=[.N45]/[.K45]" office:value-type="float" office:value="4532.38525390625">
            <text:p>4532.3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100000000">
            <text:p>2,100,000,000</text:p>
          </table:table-cell>
          <table:table-cell table:formula="oooc:=CEILING(([.T46]-[.W46]/2);[.W46])" office:value-type="float" office:value="8.72">
            <text:p>8.72</text:p>
          </table:table-cell>
          <table:table-cell table:formula="oooc:=[.$D46]*[$globals.$C$36]/[.$L46]" office:value-type="float" office:value="174.4">
            <text:p>174.4</text:p>
          </table:table-cell>
          <table:table-cell table:formula="oooc:=[.F45]" office:value-type="float" office:value="120.278147738648">
            <text:p>120.28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4">
            <text:p>0.4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345364980.92818">
            <text:p>345364980.93</text:p>
          </table:table-cell>
          <table:table-cell table:formula="oooc:=[.AA44]/[.O46]" office:value-type="float" office:value="56.2882778322063">
            <text:p>56.29</text:p>
          </table:table-cell>
          <table:table-cell table:formula="oooc:=([.D46]/[.C46])/([.T46]/[.S46])" office:value-type="float" office:value="1.01729598103586">
            <text:p>1.02</text:p>
          </table:table-cell>
          <table:table-cell/>
          <table:table-cell table:formula="oooc:=[.N46]^[$globals.$C$25]*[$globals.$C$34]/[.T46]*[.L46]*[.Y46]" office:value-type="float" office:value="2137083240.11011">
            <text:p>2137083240.11</text:p>
          </table:table-cell>
          <table:table-cell table:formula="oooc:=[.U46]/[.I46]" office:value-type="float" office:value="8.72310901184324">
            <text:p>8.72</text:p>
          </table:table-cell>
          <table:table-cell table:formula="oooc:=[.N46]/[.K46]" office:value-type="float" office:value="5670.0208576981">
            <text:p>5670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200000000">
            <text:p>3,200,000,000</text:p>
          </table:table-cell>
          <table:table-cell table:formula="oooc:=CEILING(([.T47]-[.W47]/2);[.W47])" office:value-type="float" office:value="10.91">
            <text:p>10.91</text:p>
          </table:table-cell>
          <table:table-cell table:formula="oooc:=[.$D47]*[$globals.$C$36]/[.$L47]" office:value-type="float" office:value="218.2">
            <text:p>218.2</text:p>
          </table:table-cell>
          <table:table-cell table:formula="oooc:=[.F46]" office:value-type="float" office:value="120.278147738648">
            <text:p>120.28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4">
            <text:p>0.4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522643195.560508">
            <text:p>522643195.56</text:p>
          </table:table-cell>
          <table:table-cell table:formula="oooc:=[.AA44]/[.O47]" office:value-type="float" office:value="37.1955478711468">
            <text:p>37.2</text:p>
          </table:table-cell>
          <table:table-cell table:formula="oooc:=([.D47]/[.C47])/([.T47]/[.S47])" office:value-type="float" office:value="1.01040171252249">
            <text:p>1.01</text:p>
          </table:table-cell>
          <table:table-cell/>
          <table:table-cell table:formula="oooc:=[.N47]^[$globals.$C$25]*[$globals.$C$34]/[.T47]*[.L47]*[.Y47]" office:value-type="float" office:value="3234062732.09334">
            <text:p>3234062732.09</text:p>
          </table:table-cell>
          <table:table-cell table:formula="oooc:=[.U47]/[.I47]" office:value-type="float" office:value="10.9126226634194">
            <text:p>10.91</text:p>
          </table:table-cell>
          <table:table-cell table:formula="oooc:=[.N47]/[.K47]" office:value-type="float" office:value="7093.20473122264">
            <text:p>7093.2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900000000">
            <text:p>4,900,000,000</text:p>
          </table:table-cell>
          <table:table-cell table:formula="oooc:=CEILING(([.T48]-[.W48]/2);[.W48])" office:value-type="float" office:value="13.65">
            <text:p>13.65</text:p>
          </table:table-cell>
          <table:table-cell table:formula="oooc:=[.$D48]*[$globals.$C$36]/[.$L48]" office:value-type="float" office:value="273">
            <text:p>273</text:p>
          </table:table-cell>
          <table:table-cell table:formula="oooc:=[.F47]" office:value-type="float" office:value="120.278147738648">
            <text:p>120.28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4">
            <text:p>0.4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790919534.26078">
            <text:p>790919534.26</text:p>
          </table:table-cell>
          <table:table-cell table:formula="oooc:=[.AA44]/[.O48]" office:value-type="float" office:value="24.578985798055">
            <text:p>24.58</text:p>
          </table:table-cell>
          <table:table-cell table:formula="oooc:=([.D48]/[.C48])/([.T48]/[.S48])" office:value-type="float" office:value="0.998676971307721">
            <text:p>1</text:p>
          </table:table-cell>
          <table:table-cell/>
          <table:table-cell table:formula="oooc:=[.N48]^[$globals.$C$25]*[$globals.$C$34]/[.T48]*[.L48]*[.Y48]" office:value-type="float" office:value="4894129324.87185">
            <text:p>4894129324.87</text:p>
          </table:table-cell>
          <table:table-cell table:formula="oooc:=[.U48]/[.I48]" office:value-type="float" office:value="13.651707577252">
            <text:p>13.65</text:p>
          </table:table-cell>
          <table:table-cell table:formula="oooc:=[.N48]/[.K48]" office:value-type="float" office:value="8873.60992521382">
            <text:p>8873.61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400000000">
            <text:p>7,400,000,000</text:p>
          </table:table-cell>
          <table:table-cell table:formula="oooc:=CEILING(([.T49]-[.W49]/2);[.W49])" office:value-type="float" office:value="17.08">
            <text:p>17.08</text:p>
          </table:table-cell>
          <table:table-cell table:formula="oooc:=[.$D49]*[$globals.$C$36]/[.$L49]" office:value-type="float" office:value="341.6">
            <text:p>341.6</text:p>
          </table:table-cell>
          <table:table-cell table:formula="oooc:=[.F48]" office:value-type="float" office:value="120.278147738648">
            <text:p>120.28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4">
            <text:p>0.4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196903958.54942">
            <text:p>1196903958.55</text:p>
          </table:table-cell>
          <table:table-cell table:formula="oooc:=[.AA44]/[.O49]" office:value-type="float" office:value="16.2419046750921">
            <text:p>16.24</text:p>
          </table:table-cell>
          <table:table-cell table:formula="oooc:=([.D49]/[.C49])/([.T49]/[.S49])" office:value-type="float" office:value="1.00095320288702">
            <text:p>1</text:p>
          </table:table-cell>
          <table:table-cell/>
          <table:table-cell table:formula="oooc:=[.N49]^[$globals.$C$25]*[$globals.$C$34]/[.T49]*[.L49]*[.Y49]" office:value-type="float" office:value="7406319491.2322">
            <text:p>7406319491.23</text:p>
          </table:table-cell>
          <table:table-cell table:formula="oooc:=[.U49]/[.I49]" office:value-type="float" office:value="17.0783069774358">
            <text:p>17.08</text:p>
          </table:table-cell>
          <table:table-cell table:formula="oooc:=[.N49]/[.K49]" office:value-type="float" office:value="11100.8995353333">
            <text:p>11100.9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36">
            <text:p>21.36</text:p>
          </table:table-cell>
          <table:table-cell table:formula="oooc:=[.$D50]*[$globals.$C$36]/[.$L50]" office:value-type="float" office:value="427.2">
            <text:p>427.2</text:p>
          </table:table-cell>
          <table:table-cell table:formula="oooc:=[.F49]" office:value-type="float" office:value="120.278147738648">
            <text:p>120.28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4">
            <text:p>0.4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1811282973.72274">
            <text:p>1811282973.72</text:p>
          </table:table-cell>
          <table:table-cell table:formula="oooc:=[.AA44]/[.O50]" office:value-type="float" office:value="10.7327238659153">
            <text:p>10.73</text:p>
          </table:table-cell>
          <table:table-cell table:formula="oooc:=([.D50]/[.C50])/([.T50]/[.S50])" office:value-type="float" office:value="1.01867430801345">
            <text:p>1.02</text:p>
          </table:table-cell>
          <table:table-cell/>
          <table:table-cell table:formula="oooc:=[.N50]^[$globals.$C$25]*[$globals.$C$34]/[.T50]*[.L50]*[.Y50]" office:value-type="float" office:value="11208034108.8335">
            <text:p>11208034108.83</text:p>
          </table:table-cell>
          <table:table-cell table:formula="oooc:=[.U50]/[.I50]" office:value-type="float" office:value="21.3649880474691">
            <text:p>21.36</text:p>
          </table:table-cell>
          <table:table-cell table:formula="oooc:=[.N50]/[.K50]" office:value-type="float" office:value="13887.2422308549">
            <text:p>13887.24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805800721276">
            <text:p>783.8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805800721276">
            <text:p>783.81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805800721276">
            <text:p>783.81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805800721276">
            <text:p>783.81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805800721276">
            <text:p>783.81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805800721276">
            <text:p>783.81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805800721276">
            <text:p>783.81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22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8T22:36:40</dc:date>
    <meta:editing-cycles>263</meta:editing-cycles>
    <meta:editing-duration>P32DT5H41M26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